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b5d9" officeooo:paragraph-rsid="0001b5d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20c3e"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Platform:</text:p>
      <text:p text:style-name="P1"><text:tab/><text:span text:style-name="T1">ARC</text:span><text:span text:style-name="T2"> is a next generation racing game that requires a particular hardware configuration to work properly. The game client itself is designed to be cross compatible among popular phones, tablets, smart TVs and PCs, but requires a ‘smart’ bicycle trainer and a bicycle equipped with electronic shifting, </text:span><text:span text:style-name="T3">and either a smartphone or an Elite Sterzo</text:span><text:span text:style-name="T2">. An additional piece of hardware will be created to allow players to adapt their Peloton trainers to play </text:span><text:span text:style-name="T1">ARC.</text:span></text:p>
      <text:p text:style-name="P1"><text:span text:style-name="T2"><text:tab/></text:span></text:p>
      <text:p text:style-name="P1"><text:span text:style-name="T2"><text:tab/></text:span><text:span text:style-name="T1">ARC</text:span><text:span text:style-name="T2"> taps into the power measurements generated by the smart trainer as well as changing the mapping of controls on the Shimano Di2 and SRAM eTAP levers. Essentially, ARC uses the existing electronic hardware typically used to control the shifting of a bicycle gears and re-purposes them as controls for playing the game. </text:span><text:span text:style-name="T3">An Elite Sterzo is used to support the front wheel to control direction.</text:span></text:p>
      <text:p text:style-name="P1"><text:span text:style-name="T3"/></text:p>
      <text:p text:style-name="P1"><text:span text:style-name="T3"/></text:p>
      <text:p text:style-name="P1"><text:span text:style-name="T3"/></text:p>
      <text:p text:style-name="P1"><text:span text:style-name="T2"/></text:p>
      <text:p text:style-name="P1"><text:span text:style-name="T2"/></text:p>
      <text:p text:style-name="P1"><text:span text:style-name="T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31T13:48:37.549000000</meta:creation-date>
    <meta:generator>LibreOffice/7.0.4.2$Windows_X86_64 LibreOffice_project/dcf040e67528d9187c66b2379df5ea4407429775</meta:generator>
    <dc:date>2020-12-31T14:14:17.572000000</dc:date>
    <meta:editing-duration>PT5M5S</meta:editing-duration>
    <meta:editing-cycles>1</meta:editing-cycles>
    <meta:document-statistic meta:table-count="0" meta:image-count="0" meta:object-count="0" meta:page-count="1" meta:paragraph-count="4" meta:word-count="141" meta:character-count="859" meta:non-whitespace-character-count="718"/>
  </office:meta>
</office:document-meta>
</file>